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79in" fo:margin-left="-0.0785in" fo:margin-top="0in" fo:margin-bottom="0in" table:align="left"/>
    </style:style>
    <style:style style:name="Table1.A" style:family="table-column">
      <style:table-column-properties style:column-width="0.7389in"/>
    </style:style>
    <style:style style:name="Table1.B" style:family="table-column">
      <style:table-column-properties style:column-width="0.9688in"/>
    </style:style>
    <style:style style:name="Table1.C" style:family="table-column">
      <style:table-column-properties style:column-width="1.6979in"/>
    </style:style>
    <style:style style:name="Table1.D" style:family="table-column">
      <style:table-column-properties style:column-width="3.2924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979in" fo:margin-left="-0.0785in" fo:margin-top="0in" fo:margin-bottom="0in" table:align="left"/>
    </style:style>
    <style:style style:name="Table2.A" style:family="table-column">
      <style:table-column-properties style:column-width="1.8118in"/>
    </style:style>
    <style:style style:name="Table2.B" style:family="table-column">
      <style:table-column-properties style:column-width="4.8861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2.5" style:family="table-row">
      <style:table-row-properties style:min-row-height="0.2681in" fo:keep-together="auto"/>
    </style:style>
    <style:style style:name="Table2.A5" style:family="table-cell">
      <style:table-cell-properties fo:padding-left="0.0785in" fo:padding-right="0.075in" fo:padding-top="0in" fo:padding-bottom="0in" fo:border-left="0.5pt solid #000000" fo:border-right="none" fo:border-top="none" fo:border-bottom="0.5pt solid #000000"/>
    </style:style>
    <style:style style:name="Table2.B5" style:family="table-cell">
      <style:table-cell-properties fo:padding-left="0.0785in" fo:padding-right="0.075in" fo:padding-top="0in" fo:padding-bottom="0in" fo:border-left="0.5pt solid #000000" fo:border-right="0.5pt solid #000000" fo:border-top="none" fo:border-bottom="0.5pt solid #000000"/>
    </style:style>
    <style:style style:name="Table3" style:family="table">
      <style:table-properties style:width="6.6917in" fo:margin-left="-0.0785in" fo:margin-top="0in" fo:margin-bottom="0in" table:align="left"/>
    </style:style>
    <style:style style:name="Table3.A" style:family="table-column">
      <style:table-column-properties style:column-width="1.0611in"/>
    </style:style>
    <style:style style:name="Table3.B" style:family="table-column">
      <style:table-column-properties style:column-width="5.6306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8" style:family="table">
      <style:table-properties style:width="6.9375in" fo:margin-left="-0.0785in" fo:margin-top="0in" fo:margin-bottom="0in" table:align="left"/>
    </style:style>
    <style:style style:name="Table8.A" style:family="table-column">
      <style:table-column-properties style:column-width="0.5618in"/>
    </style:style>
    <style:style style:name="Table8.B" style:family="table-column">
      <style:table-column-properties style:column-width="5.1889in"/>
    </style:style>
    <style:style style:name="Table8.C" style:family="table-column">
      <style:table-column-properties style:column-width="1.1868in"/>
    </style:style>
    <style:style style:name="Table8.1" style:family="table-row">
      <style:table-row-properties fo:keep-together="auto"/>
    </style:style>
    <style:style style:name="Table8.A1" style:family="table-cell">
      <style:table-cell-properties fo:padding-left="0.0785in" fo:padding-right="0.075in" fo:padding-top="0in" fo:padding-bottom="0in" fo:border-left="0.5pt solid #000000" fo:border-right="none" fo:border-top="0.5pt solid #000000" fo:border-bottom="0.5pt solid #000000"/>
    </style:style>
    <style:style style:name="Table8.C1" style:family="table-cell">
      <style:table-cell-properties fo:padding-left="0.0785in" fo:padding-right="0.075in" fo:padding-top="0in" fo:padding-bottom="0in" fo:border="0.5pt solid #000000"/>
    </style:style>
    <style:style style:name="Table8.A3" style:family="table-cell">
      <style:table-cell-properties fo:padding-left="0.0785in" fo:padding-right="0.075in" fo:padding-top="0in" fo:padding-bottom="0in" fo:border-left="0.5pt solid #000000" fo:border-right="none" fo:border-top="none" fo:border-bottom="0.5pt solid #000000"/>
    </style:style>
    <style:style style:name="Table8.C3" style:family="table-cell">
      <style:table-cell-properties fo:padding-left="0.0785in" fo:padding-right="0.075in" fo:padding-top="0in" fo:padding-bottom="0in" fo:border-left="0.5pt solid #000000" fo:border-right="0.5pt solid #000000" fo:border-top="none" fo:border-bottom="0.5pt solid #000000"/>
    </style:style>
    <style:style style:name="Table4" style:family="table">
      <style:table-properties style:width="6.9375in" fo:margin-left="-0.0785in" fo:margin-top="0in" fo:margin-bottom="0in" table:align="left"/>
    </style:style>
    <style:style style:name="Table4.A" style:family="table-column">
      <style:table-column-properties style:column-width="0.5618in"/>
    </style:style>
    <style:style style:name="Table4.B" style:family="table-column">
      <style:table-column-properties style:column-width="5.1889in"/>
    </style:style>
    <style:style style:name="Table4.C" style:family="table-column">
      <style:table-column-properties style:column-width="1.1868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5" style:family="table">
      <style:table-properties style:width="6.9375in" fo:margin-left="-0.0785in" fo:margin-top="0in" fo:margin-bottom="0in" table:align="left"/>
    </style:style>
    <style:style style:name="Table5.A" style:family="table-column">
      <style:table-column-properties style:column-width="0.5618in"/>
    </style:style>
    <style:style style:name="Table5.B" style:family="table-column">
      <style:table-column-properties style:column-width="5.1889in"/>
    </style:style>
    <style:style style:name="Table5.C" style:family="table-column">
      <style:table-column-properties style:column-width="1.1868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5.8" style:family="table-row">
      <style:table-row-properties style:min-row-height="0.3056in" fo:keep-together="auto"/>
    </style:style>
    <style:style style:name="Table6" style:family="table">
      <style:table-properties style:width="6.9375in" fo:margin-left="-0.0785in" fo:margin-top="0in" fo:margin-bottom="0in" table:align="left"/>
    </style:style>
    <style:style style:name="Table6.A" style:family="table-column">
      <style:table-column-properties style:column-width="0.5618in"/>
    </style:style>
    <style:style style:name="Table6.B" style:family="table-column">
      <style:table-column-properties style:column-width="5.1889in"/>
    </style:style>
    <style:style style:name="Table6.C" style:family="table-column">
      <style:table-column-properties style:column-width="1.1868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C1" style:family="table-cell">
      <style:table-cell-properties fo:padding-left="0.0785in" fo:padding-right="0.075in" fo:padding-top="0in" fo:padding-bottom="0in" fo:border="0.5pt solid #000000"/>
    </style:style>
    <style:style style:name="Table6.8" style:family="table-row">
      <style:table-row-properties style:min-row-height="0.3056in" fo:keep-together="auto"/>
    </style:style>
    <style:style style:name="Table7" style:family="table">
      <style:table-properties style:width="6.9375in" fo:margin-left="-0.0785in" fo:margin-top="0in" fo:margin-bottom="0in" table:align="left"/>
    </style:style>
    <style:style style:name="Table7.A" style:family="table-column">
      <style:table-column-properties style:column-width="0.5618in"/>
    </style:style>
    <style:style style:name="Table7.B" style:family="table-column">
      <style:table-column-properties style:column-width="5.1889in"/>
    </style:style>
    <style:style style:name="Table7.C" style:family="table-column">
      <style:table-column-properties style:column-width="1.1868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C1" style:family="table-cell">
      <style:table-cell-properties fo:padding-left="0.0785in" fo:padding-right="0.075in" fo:padding-top="0in" fo:padding-bottom="0in" fo:border="0.5pt solid #000000"/>
    </style:style>
    <style:style style:name="Table7.A4" style:family="table-cell">
      <style:table-cell-properties fo:padding-left="0.0785in" fo:padding-right="0.075in" fo:padding-top="0in" fo:padding-bottom="0in" fo:border-left="0.5pt solid #000000" fo:border-right="none" fo:border-top="none" fo:border-bottom="0.5pt solid #000000"/>
    </style:style>
    <style:style style:name="Table7.C4" style:family="table-cell">
      <style:table-cell-properties fo:padding-left="0.0785in" fo:padding-right="0.075in" fo:padding-top="0in" fo:padding-bottom="0in" fo:border-left="0.5pt solid #000000" fo:border-right="0.5pt solid #000000" fo:border-top="none" fo:border-bottom="0.5pt solid #000000"/>
    </style:style>
    <style:style style:name="P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2"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officeooo:paragraph-rsid="0007e79f"/>
    </style:style>
    <style:style style:name="P3"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0d76df"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8"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normal" style:font-name-asian="Liberation Serif1" style:font-size-asian="8pt" style:font-style-asian="normal" style:font-weight-asian="normal" style:font-name-complex="Liberation Serif1" style:font-size-complex="8pt"/>
    </style:style>
    <style:style style:name="P10"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bold" style:font-name-asian="Liberation Serif1" style:font-size-asian="8pt" style:font-style-asian="normal" style:font-weight-asian="bold" style:font-name-complex="Liberation Serif1" style:font-size-complex="8pt"/>
    </style:style>
    <style:style style:name="P11"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officeooo:rsid="000d76df" officeooo:paragraph-rsid="0017cdb6"/>
    </style:style>
    <style:style style:name="P12"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17cdb6" officeooo:paragraph-rsid="0017cdb6"/>
    </style:style>
    <style:style style:name="P13"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17f605" officeooo:paragraph-rsid="0017f605"/>
    </style:style>
    <style:style style:name="P14"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195892" officeooo:paragraph-rsid="00195892"/>
    </style:style>
    <style:style style:name="P15"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23840f" officeooo:paragraph-rsid="0023840f"/>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0d76df"/>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0e0f74"/>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paragraph-rsid="0026c9b7"/>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paragraph-rsid="000d76df" style:font-name-asian="Liberation Serif1" style:font-size-asian="12pt" style:font-style-asian="normal" style:font-weight-asian="normal" style:font-name-complex="Liberation Serif1" style:font-size-complex="12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0ea174" officeooo:paragraph-rsid="000ea174" style:font-name-asian="Liberation Serif1" style:font-size-asian="12pt" style:font-style-asian="normal" style:font-weight-asian="normal" style:font-name-complex="Liberation Serif1" style:font-size-complex="12pt"/>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officeooo:paragraph-rsid="000d76df" style:font-name-asian="Liberation Serif1" style:font-size-asian="12pt" style:font-style-asian="normal" style:font-weight-asian="bold" style:font-name-complex="Liberation Serif1" style:font-size-complex="12pt"/>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26"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officeooo:paragraph-rsid="000d76df" style:font-name-asian="Liberation Serif1" style:font-size-asian="12pt" style:font-style-asian="normal" style:font-weight-asian="bold" style:font-name-complex="Liberation Serif1" style:font-size-complex="12pt"/>
    </style:style>
    <style:style style:name="P2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8pt" fo:font-style="normal" style:text-underline-style="none" fo:font-weight="bold" style:font-name-asian="Liberation Serif1" style:font-size-asian="8pt" style:font-style-asian="normal" style:font-weight-asian="bold" style:font-name-complex="Liberation Serif1" style:font-size-complex="8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0d76df" officeooo:paragraph-rsid="000d76df"/>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0e0f74" officeooo:paragraph-rsid="000e0f74"/>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3840f" officeooo:paragraph-rsid="0023840f"/>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6c9b7" officeooo:paragraph-rsid="0026c9b7"/>
    </style:style>
    <style:style style:name="P3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a1c94" officeooo:paragraph-rsid="002a1c94"/>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b16af" officeooo:paragraph-rsid="002b16af"/>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2bc2ba" officeooo:paragraph-rsid="002bc2ba"/>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36f53b" officeooo:paragraph-rsid="0036f53b"/>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3790e2" officeooo:paragraph-rsid="003790e2"/>
    </style:style>
    <style:style style:name="P37" style:family="paragraph" style:parent-style-name="Standard">
      <style:paragraph-properties fo:margin-left="0in" fo:margin-right="0in" fo:margin-top="0.0555in" fo:margin-bottom="0in" loext:contextual-spacing="false" fo:line-height="100%" fo:text-indent="0in" style:auto-text-indent="false">
        <style:tab-stops>
          <style:tab-stop style:position="6.6957in" style:type="right"/>
        </style:tab-stops>
      </style:paragraph-properties>
    </style:style>
    <style:style style:name="P38" style:family="paragraph" style:parent-style-name="Standard">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39" style:family="paragraph" style:parent-style-name="Standard">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40"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P41" style:family="paragraph" style:parent-style-name="Standard">
      <style:paragraph-properties fo:margin-left="0.25in" fo:margin-right="0in" fo:margin-top="0.0417in" fo:margin-bottom="0in" loext:contextual-spacing="false" fo:line-height="100%" fo:text-indent="0in" style:auto-text-indent="false">
        <style:tab-stops>
          <style:tab-stop style:position="6.6957in" style:type="right"/>
        </style:tab-stops>
      </style:paragraph-properties>
    </style:style>
    <style:style style:name="P42" style:family="paragraph" style:parent-style-name="Standard">
      <style:paragraph-properties fo:margin-top="0in" fo:margin-bottom="0.0972in" loext:contextual-spacing="false" fo:line-height="120%"/>
    </style:style>
    <style:style style:name="P43" style:family="paragraph" style:parent-style-name="Standard">
      <style:paragraph-properties fo:margin-top="0in" fo:margin-bottom="0.0972in" loext:contextual-spacing="false" fo:line-height="120%"/>
      <style:text-properties officeooo:paragraph-rsid="000fada2"/>
    </style:style>
    <style:style style:name="P44" style:family="paragraph" style:parent-style-name="Standard">
      <style:paragraph-properties fo:margin-top="0in" fo:margin-bottom="0.0972in" loext:contextual-spacing="false" fo:line-height="120%"/>
      <style:text-properties officeooo:rsid="000cbca3" officeooo:paragraph-rsid="000cbca3"/>
    </style:style>
    <style:style style:name="P45" style:family="paragraph" style:parent-style-name="Standard">
      <style:paragraph-properties fo:margin-top="0in" fo:margin-bottom="0.0972in" loext:contextual-spacing="false" fo:line-height="120%" fo:text-align="start" style:justify-single-word="false"/>
      <style:text-properties officeooo:rsid="000cbca3" officeooo:paragraph-rsid="000cbca3"/>
    </style:style>
    <style:style style:name="P46" style:family="paragraph" style:parent-style-name="Standard">
      <style:paragraph-properties fo:margin-top="0in" fo:margin-bottom="0.0972in" loext:contextual-spacing="false" fo:line-height="120%" fo:text-align="start" style:justify-single-word="false" fo:orphans="2" fo:widows="2" fo:padding="0in" fo:border="none"/>
      <style:text-properties officeooo:paragraph-rsid="000cbca3"/>
    </style:style>
    <style:style style:name="P47" style:family="paragraph" style:parent-style-name="Subtitle">
      <style:paragraph-properties fo:text-align="start" style:justify-single-word="false"/>
    </style:style>
    <style:style style:name="P48" style:family="paragraph" style:parent-style-name="Standard">
      <style:text-properties fo:font-weight="bold" style:font-weight-asian="bold"/>
    </style:style>
    <style:style style:name="P49" style:family="paragraph" style:parent-style-name="Standard">
      <style:paragraph-properties fo:text-align="center" style:justify-single-word="false"/>
      <style:text-properties fo:font-weight="bold" style:font-weight-asian="bold"/>
    </style:style>
    <style:style style:name="P50" style:family="paragraph" style:parent-style-name="Standard">
      <style:text-properties officeooo:rsid="000ea174"/>
    </style:style>
    <style:style style:name="P51" style:family="paragraph" style:parent-style-name="Standard">
      <style:text-properties officeooo:rsid="001f7d51" officeooo:paragraph-rsid="001f7d51"/>
    </style:style>
    <style:style style:name="P52" style:family="paragraph" style:parent-style-name="Standard">
      <style:text-properties officeooo:rsid="00206a77" officeooo:paragraph-rsid="00206a77"/>
    </style:style>
    <style:style style:name="P53" style:family="paragraph" style:parent-style-name="Standard">
      <style:text-properties officeooo:rsid="0021aec4" officeooo:paragraph-rsid="0021aec4"/>
    </style:style>
    <style:style style:name="P54" style:family="paragraph" style:parent-style-name="Standard">
      <style:text-properties officeooo:rsid="0023840f" officeooo:paragraph-rsid="0023840f"/>
    </style:style>
    <style:style style:name="P55" style:family="paragraph" style:parent-style-name="Standard">
      <style:text-properties officeooo:paragraph-rsid="0026c9b7"/>
    </style:style>
    <style:style style:name="P56" style:family="paragraph" style:parent-style-name="Standard">
      <style:text-properties officeooo:rsid="0026c9b7" officeooo:paragraph-rsid="0026c9b7"/>
    </style:style>
    <style:style style:name="P57" style:family="paragraph" style:parent-style-name="Standard">
      <style:text-properties fo:font-size="8pt" style:font-size-asian="8pt" style:font-size-complex="8pt"/>
    </style:style>
    <style:style style:name="P58" style:family="paragraph" style:parent-style-name="Standard">
      <style:text-properties officeooo:rsid="002b16af" officeooo:paragraph-rsid="002b16af"/>
    </style:style>
    <style:style style:name="P59" style:family="paragraph" style:parent-style-name="Standard">
      <style:text-properties officeooo:rsid="002e5f7e" officeooo:paragraph-rsid="002e5f7e"/>
    </style:style>
    <style:style style:name="P60" style:family="paragraph" style:parent-style-name="Standard">
      <style:text-properties officeooo:rsid="0031d5d7" officeooo:paragraph-rsid="0031d5d7"/>
    </style:style>
    <style:style style:name="P61" style:family="paragraph" style:parent-style-name="Standard">
      <style:text-properties officeooo:rsid="0031ec89" officeooo:paragraph-rsid="0031ec89"/>
    </style:style>
    <style:style style:name="P62" style:family="paragraph" style:parent-style-name="Standard">
      <style:text-properties officeooo:rsid="0035431c" officeooo:paragraph-rsid="0035431c"/>
    </style:style>
    <style:style style:name="P63" style:family="paragraph" style:parent-style-name="Standard">
      <style:text-properties officeooo:rsid="0038f69d" officeooo:paragraph-rsid="0038f69d"/>
    </style:style>
    <style:style style:name="P64" style:family="paragraph" style:parent-style-name="Standard">
      <style:text-properties officeooo:rsid="003b3cf6" officeooo:paragraph-rsid="003b3cf6"/>
    </style:style>
    <style:style style:name="P65" style:family="paragraph" style:parent-style-name="Standard">
      <style:text-properties officeooo:rsid="003cc776" officeooo:paragraph-rsid="003cc776"/>
    </style:style>
    <style:style style:name="P66" style:family="paragraph" style:parent-style-name="Standard">
      <style:text-properties officeooo:rsid="0043c104" officeooo:paragraph-rsid="0043c104"/>
    </style:style>
    <style:style style:name="P67" style:family="paragraph" style:parent-style-name="Standard">
      <style:text-properties officeooo:rsid="0043c104" officeooo:paragraph-rsid="0044968f"/>
    </style:style>
    <style:style style:name="P68" style:family="paragraph" style:parent-style-name="Standard">
      <style:text-properties officeooo:rsid="00206a77" officeooo:paragraph-rsid="00206a77"/>
    </style:style>
    <style:style style:name="P69" style:family="paragraph" style:parent-style-name="Standard">
      <style:text-properties officeooo:rsid="002b16af" officeooo:paragraph-rsid="002b16af"/>
    </style:style>
    <style:style style:name="P70" style:family="paragraph" style:parent-style-name="Standard">
      <style:text-properties officeooo:rsid="0031d5d7" officeooo:paragraph-rsid="0031d5d7"/>
    </style:style>
    <style:style style:name="P71" style:family="paragraph" style:parent-style-name="Standard">
      <style:text-properties officeooo:rsid="0031ec89" officeooo:paragraph-rsid="0031ec89"/>
    </style:style>
    <style:style style:name="P72" style:family="paragraph" style:parent-style-name="Standard">
      <style:text-properties officeooo:rsid="002e5f7e" officeooo:paragraph-rsid="002e5f7e"/>
    </style:style>
    <style:style style:name="P73" style:family="paragraph" style:parent-style-name="Standard">
      <style:text-properties officeooo:rsid="0045102d" officeooo:paragraph-rsid="0045102d"/>
    </style:style>
    <style:style style:name="P74" style:family="paragraph" style:parent-style-name="Standard">
      <style:text-properties officeooo:rsid="0021aec4" officeooo:paragraph-rsid="0045102d"/>
    </style:style>
    <style:style style:name="P75"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76"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77" style:family="paragraph" style:parent-style-name="Standard" style:list-style-name="WWNum3">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78"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paragraph-rsid="0007e79f"/>
    </style:style>
    <style:style style:name="P79"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paragraph-rsid="00087822"/>
    </style:style>
    <style:style style:name="P80"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fo:font-style="italic" officeooo:rsid="0007e79f" officeooo:paragraph-rsid="0007e79f" style:font-style-asian="italic" style:font-style-complex="italic"/>
    </style:style>
    <style:style style:name="P81"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7e79f" officeooo:paragraph-rsid="0007e79f"/>
    </style:style>
    <style:style style:name="P82"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87822" officeooo:paragraph-rsid="00087822"/>
    </style:style>
    <style:style style:name="P83"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9eb25" officeooo:paragraph-rsid="0009eb25"/>
    </style:style>
    <style:style style:name="P84"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9eb25" officeooo:paragraph-rsid="000ac71b"/>
    </style:style>
    <style:style style:name="P85"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ac71b" officeooo:paragraph-rsid="000ac71b"/>
    </style:style>
    <style:style style:name="P86" style:family="paragraph" style:parent-style-name="Standard" style:list-style-name="L1">
      <style:paragraph-properties fo:margin-top="0in" fo:margin-bottom="0.0972in" loext:contextual-spacing="false" fo:line-height="120%" fo:text-align="start" style:justify-single-word="false" fo:orphans="2" fo:widows="2" fo:padding="0in" fo:border="none"/>
      <style:text-properties officeooo:rsid="000ac71b" officeooo:paragraph-rsid="000cbca3"/>
    </style:style>
    <style:style style:name="P87" style:family="paragraph" style:parent-style-name="Standard" style:list-style-name="L2">
      <style:paragraph-properties fo:margin-top="0in" fo:margin-bottom="0.0972in" loext:contextual-spacing="false" fo:line-height="120%" fo:text-align="start" style:justify-single-word="false"/>
      <style:text-properties officeooo:rsid="000cbca3" officeooo:paragraph-rsid="000cbca3"/>
    </style:style>
    <style:style style:name="P88" style:family="paragraph" style:parent-style-name="Standard">
      <style:paragraph-properties fo:margin-left="0in" fo:margin-right="0in" fo:margin-top="0in" fo:margin-bottom="0.0972in" loext:contextual-spacing="false" fo:line-height="120%" fo:text-align="start" style:justify-single-word="false" fo:orphans="2" fo:widows="2" fo:text-indent="0in" style:auto-text-indent="false" fo:padding="0in" fo:border="none"/>
      <style:text-properties officeooo:rsid="000fada2" officeooo:paragraph-rsid="0017cdb6"/>
    </style:style>
    <style:style style:name="P8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35b126"/>
    </style:style>
    <style:style style:name="P9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43c104" officeooo:paragraph-rsid="0043c104" style:font-name-asian="Liberation Serif1" style:font-size-asian="12pt" style:font-style-asian="normal" style:font-weight-asian="normal" style:font-name-complex="Liberation Serif1" style:font-size-complex="12pt"/>
    </style:style>
    <style:style style:name="P9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44968f" officeooo:paragraph-rsid="0044968f" style:font-name-asian="Liberation Serif1" style:font-size-asian="12pt" style:font-style-asian="normal" style:font-weight-asian="normal" style:font-name-complex="Liberation Serif1" style:font-size-complex="12pt"/>
    </style:style>
    <style:style style:name="P9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4624ce" officeooo:paragraph-rsid="004624ce" style:font-name-asian="Liberation Serif1" style:font-size-asian="12pt" style:font-style-asian="normal" style:font-weight-asian="normal" style:font-name-complex="Liberation Serif1" style:font-size-complex="12pt"/>
    </style:style>
    <style:style style:name="P9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47f37d" officeooo:paragraph-rsid="0047f37d" style:font-name-asian="Liberation Serif1" style:font-size-asian="12pt" style:font-style-asian="normal" style:font-weight-asian="normal" style:font-name-complex="Liberation Serif1" style:font-size-complex="12pt"/>
    </style:style>
    <style:style style:name="P9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43c104" officeooo:paragraph-rsid="0043c104"/>
    </style:style>
    <style:style style:name="P9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officeooo:rsid="0047f37d" officeooo:paragraph-rsid="0047f37d"/>
    </style:style>
    <style:style style:name="P96" style:family="paragraph" style:parent-style-name="Heading_20_1" style:list-style-name="WWNum2">
      <style:paragraph-properties fo:margin-left="0in" fo:margin-right="0in" fo:text-indent="0in" style:auto-text-indent="false"/>
    </style:style>
    <style:style style:name="P97" style:family="paragraph" style:parent-style-name="Heading_20_2" style:list-style-name="WWNum2">
      <style:paragraph-properties fo:margin-left="0in" fo:margin-right="0in" fo:text-indent="0in" style:auto-text-indent="false"/>
    </style:style>
    <style:style style:name="P98"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officeooo:rsid="000d76df" style:font-name-asian="Liberation Serif1" style:font-size-asian="12pt" style:font-style-asian="normal"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4"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5" style:family="text">
      <style:text-properties fo:font-weight="bold" style:font-weight-asian="bold"/>
    </style:style>
    <style:style style:name="T6" style:family="text">
      <style:text-properties officeooo:rsid="0007e79f"/>
    </style:style>
    <style:style style:name="T7" style:family="text">
      <style:text-properties fo:font-style="italic" style:font-style-asian="italic" style:font-style-complex="italic"/>
    </style:style>
    <style:style style:name="T8" style:family="text">
      <style:text-properties fo:font-style="italic" officeooo:rsid="0007e79f" style:font-style-asian="italic" style:font-style-complex="italic"/>
    </style:style>
    <style:style style:name="T9" style:family="text">
      <style:text-properties fo:font-style="normal" style:font-style-asian="normal" style:font-style-complex="normal"/>
    </style:style>
    <style:style style:name="T10" style:family="text">
      <style:text-properties officeooo:rsid="00087822"/>
    </style:style>
    <style:style style:name="T11" style:family="text">
      <style:text-properties officeooo:rsid="000ac71b"/>
    </style:style>
    <style:style style:name="T12" style:family="text">
      <style:text-properties officeooo:rsid="000d76df"/>
    </style:style>
    <style:style style:name="T13" style:family="text">
      <style:text-properties officeooo:rsid="000e0f74"/>
    </style:style>
    <style:style style:name="T14" style:family="text">
      <style:text-properties officeooo:rsid="000ea174"/>
    </style:style>
    <style:style style:name="T15" style:family="text">
      <style:text-properties officeooo:rsid="000fada2"/>
    </style:style>
    <style:style style:name="T16" style:family="text">
      <style:text-properties officeooo:rsid="0015feeb"/>
    </style:style>
    <style:style style:name="T17" style:family="text">
      <style:text-properties officeooo:rsid="0017cdb6"/>
    </style:style>
    <style:style style:name="T18" style:family="text">
      <style:text-properties officeooo:rsid="001a4631"/>
    </style:style>
    <style:style style:name="T19" style:family="text">
      <style:text-properties officeooo:rsid="001cbd10"/>
    </style:style>
    <style:style style:name="T20" style:family="text">
      <style:text-properties officeooo:rsid="0023840f"/>
    </style:style>
    <style:style style:name="T21" style:family="text">
      <style:text-properties officeooo:rsid="0023b04c"/>
    </style:style>
    <style:style style:name="T22" style:family="text">
      <style:text-properties officeooo:rsid="00259d69"/>
    </style:style>
    <style:style style:name="T23" style:family="text">
      <style:text-properties officeooo:rsid="0026c9b7"/>
    </style:style>
    <style:style style:name="T24" style:family="text">
      <style:text-properties officeooo:rsid="002743cd"/>
    </style:style>
    <style:style style:name="T25" style:family="text">
      <style:text-properties officeooo:rsid="002bc2ba"/>
    </style:style>
    <style:style style:name="T26" style:family="text">
      <style:text-properties officeooo:rsid="0030a1a0"/>
    </style:style>
    <style:style style:name="T27" style:family="text">
      <style:text-properties officeooo:rsid="00337ebd"/>
    </style:style>
    <style:style style:name="T28" style:family="text">
      <style:text-properties officeooo:rsid="0035b126"/>
    </style:style>
    <style:style style:name="T29" style:family="text">
      <style:text-properties officeooo:rsid="003cc776"/>
    </style:style>
    <style:style style:name="T30" style:family="text">
      <style:text-properties officeooo:rsid="003e18ff"/>
    </style:style>
    <style:style style:name="T31" style:family="text">
      <style:text-properties officeooo:rsid="0043c104"/>
    </style:style>
    <style:style style:name="T32" style:family="text">
      <style:text-properties officeooo:rsid="0047f37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Repair Speed-App</text:p>
      <text:p text:style-name="P47"/>
      <text:p text:style-name="P47">User Requirements Specification Document </text:p>
      <text:p text:style-name="P4">DIBRIS – Università di Genova. Scuola Politecnica, Corso di Ingegneria del Software 80154</text:p>
      <text:p text:style-name="P4"/>
      <text:p text:style-name="P4"/>
      <text:p text:style-name="P4"/>
      <text:p text:style-name="P4"/>
      <text:p text:style-name="P7">DATA <text:s text:c="7"/>: <text:span text:style-name="T14">03</text:span>/0<text:span text:style-name="T14">4</text:span>/2019</text:p>
      <text:p text:style-name="P1"><text:span text:style-name="T3">VERSION :</text:span><text:span text:style-name="T5"> 1.0</text:span></text:p>
      <text:p text:style-name="P4"/>
      <text:p text:style-name="P4"/>
      <text:p text:style-name="P4"/>
      <text:p text:style-name="P8"><text:s text:c="2"/>Autori <text:s text:c="3"/></text:p>
      <text:p text:style-name="P3"/>
      <text:p text:style-name="P6"/>
      <text:p text:style-name="P7">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Versione</text:p>
          </table:table-cell>
          <table:table-cell table:style-name="Table1.A1" office:value-type="string">
            <text:p text:style-name="P20">Data</text:p>
          </table:table-cell>
          <table:table-cell table:style-name="Table1.A1" office:value-type="string">
            <text:p text:style-name="P20">Autori</text:p>
          </table:table-cell>
          <table:table-cell table:style-name="Table1.D1" office:value-type="string">
            <text:p text:style-name="P20">Note</text:p>
          </table:table-cell>
        </table:table-row>
        <table:table-row table:style-name="Table1.1">
          <table:table-cell table:style-name="Table1.A1" office:value-type="string">
            <text:p text:style-name="P20">1.0</text:p>
          </table:table-cell>
          <table:table-cell table:style-name="Table1.A1" office:value-type="string">
            <text:p text:style-name="P16"><text:span text:style-name="T14">03</text:span>/0<text:span text:style-name="T14">4</text:span>/2019<text:span text:style-name="T1"> </text:span></text:p>
          </table:table-cell>
          <table:table-cell table:style-name="Table1.A1" office:value-type="string">
            <text:p text:style-name="P32">MN</text:p>
          </table:table-cell>
          <table:table-cell table:style-name="Table1.D1" office:value-type="string">
            <text:p text:style-name="P16">Prima versione</text:p>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D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D1" office:value-type="string">
            <text:p text:style-name="P20"/>
          </table:table-cell>
        </table:table-row>
        <table:table-row table:style-name="Table1.1">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D1" office:value-type="string">
            <text:p text:style-name="P20"/>
          </table:table-cell>
        </table:table-row>
      </table:table>
      <text:p text:style-name="P7"/>
      <text:p text:style-name="P7"/>
      <text:p text:style-name="P40">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text:a xlink:type="simple" xlink:href="#_gjdgxs" text:style-name="Index_20_Link" text:visited-style-name="Index_20_Link"><text:span text:style-name="T3">Introduzione</text:span></text:a><text:span text:style-name="T3"><text:tab/>3</text:span></text:p>
          <text:p text:style-name="P41"><text:a xlink:type="simple" xlink:href="#_30j0zll" text:style-name="Index_20_Link" text:visited-style-name="Index_20_Link"><text:span text:style-name="T1">Scopo del Documento</text:span></text:a><text:span text:style-name="T1"><text:tab/>3</text:span></text:p>
          <text:p text:style-name="P41"><text:a xlink:type="simple" xlink:href="#_neq0bfr7vgo7" text:style-name="Index_20_Link" text:visited-style-name="Index_20_Link"><text:span text:style-name="T4">Overview del documento</text:span></text:a><text:span text:style-name="T3"><text:tab/>3</text:span></text:p>
          <text:p text:style-name="P41"><text:a xlink:type="simple" xlink:href="#_1fob9te" text:style-name="Index_20_Link" text:visited-style-name="Index_20_Link"><text:span text:style-name="T1">Definizioni e Acronimi</text:span></text:a><text:span text:style-name="T1"><text:tab/>3</text:span></text:p>
          <text:p text:style-name="P41"><text:a xlink:type="simple" xlink:href="#_3znysh7" text:style-name="Index_20_Link" text:visited-style-name="Index_20_Link"><text:span text:style-name="T1">Bibliografia</text:span></text:a><text:span text:style-name="T1"><text:tab/>3</text:span></text:p>
          <text:p text:style-name="P38"><text:a xlink:type="simple" xlink:href="#_tyjcwt" text:style-name="Index_20_Link" text:visited-style-name="Index_20_Link"><text:span text:style-name="T3">Descrizione Generale del Sistema</text:span></text:a><text:span text:style-name="T3"><text:tab/>4</text:span></text:p>
          <text:p text:style-name="P41"><text:a xlink:type="simple" xlink:href="#_3dy6vkm" text:style-name="Index_20_Link" text:visited-style-name="Index_20_Link"><text:span text:style-name="T1">Contesto</text:span></text:a><text:span text:style-name="T1"><text:tab/>4</text:span></text:p>
          <text:p text:style-name="P41"><text:a xlink:type="simple" xlink:href="#_wwcp9u7vmm77" text:style-name="Index_20_Link" text:visited-style-name="Index_20_Link"><text:span text:style-name="T4">Motivazioni</text:span></text:a><text:span text:style-name="T3"><text:tab/>4</text:span></text:p>
          <text:p text:style-name="P41"><text:soft-page-break/><text:a xlink:type="simple" xlink:href="#_1t3h5sf" text:style-name="Index_20_Link" text:visited-style-name="Index_20_Link"><text:span text:style-name="T1">Obiettivo del progetto</text:span></text:a><text:span text:style-name="T1"><text:tab/>4</text:span></text:p>
          <text:p text:style-name="P41"><text:a xlink:type="simple" xlink:href="#_4d34og8" text:style-name="Index_20_Link" text:visited-style-name="Index_20_Link"><text:span text:style-name="T1">Stakeholders</text:span></text:a><text:span text:style-name="T1"><text:tab/>4</text:span></text:p>
          <text:p text:style-name="P39"><text:a xlink:type="simple" xlink:href="#_2s8eyo1" text:style-name="Index_20_Link" text:visited-style-name="Index_20_Link"><text:span text:style-name="T3">User Requirement</text:span></text:a><text:span text:style-name="T3"><text:tab/>5</text:span></text:p>
        </text:index-body>
      </text:table-of-conten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3699192630508488102" text:style-name="WWNum2">
        <text:list-item>
          <text:p text:style-name="P96"><text:bookmark text:name="_gjdgxs"/>Introduzione</text:p>
          <text:list>
            <text:list-item>
              <text:p text:style-name="P97"><text:bookmark text:name="_30j0zll"/>Scopo del Documento</text:p>
            </text:list-item>
          </text:list>
        </text:list-item>
      </text:list>
      <text:p text:style-name="P1">Nel documento si cerca di analizzare la problematica del cliente, successivamente vengono<text:span text:style-name="T1"> descritt</text:span>e le caratteristiche dell’applicativo che permettano di risolvere le suddette problematiche.<text:span text:style-name="T1"> </text:span>Il <text:span text:style-name="T1">documento è s</text:span>tato pensato per assicurare che le componenti richieste dal committente siano presenti.</text:p>
      <text:list xml:id="list170404749955632" text:continue-numbering="true" text:style-name="WWNum2">
        <text:list-item>
          <text:list>
            <text:list-item>
              <text:p text:style-name="P97"><text:bookmark text:name="_neq0bfr7vgo7"/>Overview del documento</text:p>
            </text:list-item>
          </text:list>
        </text:list-item>
      </text:list>
      <text:p text:style-name="P1"><text:span text:style-name="T1">Il documento è organizzato come segue:</text:span> </text:p>
      <text:list xml:id="list6903950903899199603" text:style-name="WWNum1">
        <text:list-item>
          <text:p text:style-name="P75"><text:soft-page-break/>Introduzione al progetto</text:p>
        </text:list-item>
        <text:list-item>
          <text:p text:style-name="P75">Panoramica degli stakeholders</text:p>
        </text:list-item>
        <text:list-item>
          <text:p text:style-name="P76">Funzionalità del sistema</text:p>
        </text:list-item>
      </text:list>
      <text:list xml:id="list170405338946089" text:continue-list="list170404749955632" text:style-name="WWNum2">
        <text:list-item>
          <text:list>
            <text:list-item>
              <text:p text:style-name="P97"><text:bookmark text:name="_1fob9te"/>Definizioni e Acronimi</text:p>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3">Acronimo-Nome</text:p>
          </table:table-cell>
          <table:table-cell table:style-name="Table2.B1" office:value-type="string">
            <text:p text:style-name="P23">Definizione</text:p>
          </table:table-cell>
        </table:table-row>
        <table:table-row table:style-name="Table2.1">
          <table:table-cell table:style-name="Table2.A1" office:value-type="string">
            <text:p text:style-name="P20">SE</text:p>
          </table:table-cell>
          <table:table-cell table:style-name="Table2.B1" office:value-type="string">
            <text:p text:style-name="P20">Software Engineering</text:p>
          </table:table-cell>
        </table:table-row>
        <table:table-row table:style-name="Table2.1">
          <table:table-cell table:style-name="Table2.A1" office:value-type="string">
            <text:p text:style-name="P20">MN</text:p>
          </table:table-cell>
          <table:table-cell table:style-name="Table2.B1" office:value-type="string">
            <text:p text:style-name="P20">Massimo Narizzano</text:p>
          </table:table-cell>
        </table:table-row>
        <table:table-row table:style-name="Table2.1">
          <table:table-cell table:style-name="Table2.A1" office:value-type="string">
            <text:p text:style-name="P22">CRUD</text:p>
          </table:table-cell>
          <table:table-cell table:style-name="Table2.B1" office:value-type="string">
            <text:p text:style-name="P22">Create, Read, Update, Delete</text:p>
          </table:table-cell>
        </table:table-row>
        <table:table-row table:style-name="Table2.5">
          <table:table-cell table:style-name="Table2.A5" office:value-type="string">
            <text:p text:style-name="P91">RI</text:p>
          </table:table-cell>
          <table:table-cell table:style-name="Table2.B5" office:value-type="string">
            <text:p text:style-name="P91">Richiesta d’Intervento</text:p>
          </table:table-cell>
        </table:table-row>
        <table:table-row table:style-name="Table2.5">
          <table:table-cell table:style-name="Table2.A5" office:value-type="string">
            <text:p text:style-name="P92">RFL</text:p>
          </table:table-cell>
          <table:table-cell table:style-name="Table2.B5" office:value-type="string">
            <text:p text:style-name="P92">Rapporto Fine Lavoro</text:p>
          </table:table-cell>
        </table:table-row>
      </table:table>
      <text:p text:style-name="P4"/>
      <text:list xml:id="list170405806400642" text:continue-numbering="true" text:style-name="WWNum2">
        <text:list-item>
          <text:list>
            <text:list-item>
              <text:p text:style-name="P97"><text:bookmark text:name="_3znysh7"/>Bibliografia</text:p>
            </text:list-item>
          </text:list>
        </text:list-item>
      </text:list>
      <text:p text:style-name="P4"/>
      <text:p text:style-name="P4"/>
      <text:p text:style-name="P4"/>
      <text:p text:style-name="P4"/>
      <text:p text:style-name="P4"><text:bookmark text:name="_2et92p0"/></text:p>
      <text:p text:style-name="P4"/>
      <text:p text:style-name="P4"/>
      <text:p text:style-name="P4"/>
      <text:p text:style-name="P4"/>
      <text:p text:style-name="P4"/>
      <text:p text:style-name="P4"/>
      <text:p text:style-name="P4"/>
      <text:p text:style-name="P4"/>
      <text:p text:style-name="P4"/>
      <text:list xml:id="list170406226970225" text:continue-numbering="true" text:style-name="WWNum2">
        <text:list-item>
          <text:p text:style-name="P96"><text:bookmark text:name="_tyjcwt"/>Descrizione Generale del Sistema</text:p>
        </text:list-item>
      </text:list>
      <text:p text:style-name="Standard"/>
      <text:p text:style-name="P1">In questo progetto si vuole sviluppare un gestionale completo per l’assistenza tecnica. A partire dalla ricezione degli ordini, l’assegnazione di un artigiano al lavoro, ed emissione della fattura al cliente. </text:p>
      <text:list xml:id="list170405638014533" text:continue-numbering="true" text:style-name="WWNum2">
        <text:list-item>
          <text:list>
            <text:list-item>
              <text:p text:style-name="P97"><text:bookmark text:name="_3dy6vkm"/>Contesto </text:p>
            </text:list-item>
          </text:list>
        </text:list-item>
      </text:list>
      <text:p text:style-name="P2">Una piccola ditta esegue interventi di riparazione per la casa: <text:s/>piccoli interventi di manutenzione elettrica,piccoli interventi di idraulica e carpenteria (riparazione di mobili, pareti in <text:soft-page-break/>legno/cartongesso). <text:s/>Ha diversi dipendenti: <text:s/>Una segretaria, un amministrativo, circa 30 artigiani suddivisi in idraulici, elettricisti e carpentieri. <text:s/>Il flusso di lavoro <text:span text:style-name="T6">attuale </text:span>della ditta <text:span text:style-name="T6">è</text:span> il seguente: <text:s/></text:p>
      <text:list xml:id="list4165584283710427418" text:style-name="L1">
        <text:list-item>
          <text:p text:style-name="P78">Un cliente chiama la segretaria e spiega il problema. La segretaria innanzitutto apre una nuova richiesta di intervento (un foglio prestampato), registra i dati del cliente, parlando con il cliente individua il problema, e sceglie il tipo di artigiano che si pu<text:span text:style-name="T6">ò</text:span> occupare del problema, <text:span text:style-name="T6">e redige un preventivo di massima secondo un prezziario. </text:span></text:p>
          <text:list>
            <text:list-item>
              <text:p text:style-name="P78"><text:span text:style-name="T8">Se il cliente accetta</text:span><text:span text:style-name="T6">, concorda la prima data disponibile e la registra sulla richiesta.</text:span> Chiusa la telefonata <text:span text:style-name="T6">metta la richiesta nella </text:span><text:span text:style-name="T8">pila degli </text:span><text:span text:style-name="T7">intervent</text:span><text:span text:style-name="T8">i</text:span><text:span text:style-name="T7"> da effettuare</text:span>.</text:p>
            </text:list-item>
            <text:list-item>
              <text:p text:style-name="P80">Se il cliente non accetta, <text:span text:style-name="T9">chiude la telefonata e metta la richiesta nella </text:span>pila dei preventivi non accettati<text:span text:style-name="T9">.</text:span></text:p>
            </text:list-item>
            <text:list-item>
              <text:p text:style-name="P80">Se il cliente ci pensa, <text:span text:style-name="T9">chiude la telefonta e mette la richiesta nella pila dei preventivi in fase di valutazione. </text:span></text:p>
            </text:list-item>
          </text:list>
        </text:list-item>
        <text:list-item>
          <text:p text:style-name="P81">Ogni sera (o mattina molto presto) la segretaria leggendo la pila degli interventi da effettuare prepara l’agenda dei vari artigiani che sono in servizio quel giorno.</text:p>
        </text:list-item>
        <text:list-item>
          <text:p text:style-name="P78">L’artigiano ogni mattina <text:span text:style-name="T6">ritira la sua agenda e controlla gli interventi e si reca ad un magazzino per recuperare I pezzi per tutti gli interventi che si suppone servano per riparare I guasti. </text:span></text:p>
        </text:list-item>
        <text:list-item>
          <text:p text:style-name="P81">Infine l’artigiano comincia il giro degli intervento.</text:p>
        </text:list-item>
        <text:list-item>
          <text:p text:style-name="P81">Ad ogni intervento se :</text:p>
          <text:list>
            <text:list-item>
              <text:p text:style-name="P79"><text:span text:style-name="T10">L’intervento può essere fatto e</text:span><text:span text:style-name="T8"> tutti I pezzi </text:span><text:span text:style-name="T6">per effettuare la riparazione sono disponibili, allora la esegue. </text:span>Al termine d<text:span text:style-name="T10">ell’</text:span>intervento <text:s/>compila un r<text:span text:style-name="T6">apporto di fine lavori, dove </text:span>descrive l’intervento, <text:span text:style-name="T10">i pezzi di ricambio usati, e la spesa che il cliente deve affrontare. Il rapporto di fine lavori deve essere firmato dal cliente. </text:span></text:p>
            </text:list-item>
            <text:list-item>
              <text:p text:style-name="P82">L’intervento può essere eseguito, ma non tutti I pezzi sono disponili all’artigiano. Allora l’artigiano contatta telefonicamente il fornitore che fornisce prezzo e disponibilità dei pezzi necessari. Se il cliente accetta il nuovo preventivo allora l’artigiano si reca dal magazzino e torna per finire il lavoro. Se il cliente non accetta, allora viene compilato comunque un rapporto di fine lavoro su cui viene addebitata solo la chiamata.</text:p>
            </text:list-item>
            <text:list-item>
              <text:p text:style-name="P83"><text:span text:style-name="T10">L’intervento può essere eseguito, ma non tutti I pezzi sono disponili </text:span>ne all’artigiano ne al magazzino. In questo caso il l’artigiano conclude il lavoro compilando la scheda di fine lavoro. Successivamente contatta la segretaria e insieme al cliente e sapendo la data di disponibilità del pezzo si propone una nuova data in cui effettuare l’intervento.</text:p>
            </text:list-item>
          </text:list>
        </text:list-item>
        <text:list-item>
          <text:p text:style-name="P83">L’artigiano deposita a fine turno tutte I rapporti di fine lavoro. </text:p>
        </text:list-item>
        <text:list-item>
          <text:p text:style-name="P83">L’amministrativo prende un rapporto di fine lavoro ed emette fattura che poi spedisce al cliente.</text:p>
        </text:list-item>
        <text:list-item>
          <text:p text:style-name="P83">A questo punto prende la richiesta di intervento, il rapporto di fine lavoro e li mette insieme in una cartellina con in bella vista il nome del cliente e del rapporto, e li inserisce nella pila degli interventi da riscuotere.</text:p>
        </text:list-item>
        <text:list-item>
          <text:p text:style-name="P84"><text:soft-page-break/>L’amministrativo periodicamente contr<text:span text:style-name="T11">o</text:span>lla la pila degli interventi da riscuotere <text:span text:style-name="T11">per ogni intervento se :</text:span></text:p>
          <text:list>
            <text:list-item>
              <text:p text:style-name="P85">La fattura è stata pagata allora chiude l’intervento e lo sposta nell’archivio degli interventi finiti. </text:p>
            </text:list-item>
            <text:list-item>
              <text:p text:style-name="P86">La fattura non è stata pagata da più di 7/14/21 giorni viene sollecitato telefonicamente. </text:p>
            </text:list-item>
          </text:list>
        </text:list-item>
      </text:list>
      <text:p text:style-name="P46"/>
      <text:list xml:id="list170405176036199" text:continue-list="list170405638014533" text:style-name="WWNum2">
        <text:list-item>
          <text:list>
            <text:list-item>
              <text:p text:style-name="P97"><text:bookmark text:name="_wwcp9u7vmm77"/>Motivazioni</text:p>
            </text:list-item>
          </text:list>
        </text:list-item>
      </text:list>
      <text:p text:style-name="P44">In questo flusso di lavoro si riscontrano diversi problemi:</text:p>
      <text:list xml:id="list6823163544646640570" text:style-name="L2">
        <text:list-item>
          <text:p text:style-name="P87">Il carico di lavoro per la segretaria è troppo alto: Per ogni giornata (considerando 8 ore di lavoro e circa 20 minuti per ogni preventivo) la segretaria riesce a registrare al massimo 16 richieste d’intervento se tutte vanno a buon fine. <text:span text:style-name="T12">Senza considerare che la segretaria ha anche altri compiti come ad esempio la gestione delle agende. </text:span>Questo significa che se un cliente chiama e trova sempre occupato probabilmente <text:span text:style-name="T16">verrà</text:span> perso. </text:p>
        </text:list-item>
        <text:list-item>
          <text:p text:style-name="P87">Le agende d<text:span text:style-name="T12">egli artigiani sono poco flessibili: Se un artigiano ha bisogno di più tempo per eseguire un intervento potrebbero saltare degli appuntamenti e scontentare I clienti. Oppure se un cliente disdice un appuntamento troppo tardi un artigiano potrebbe trovarsi sottocarico. </text:span></text:p>
        </text:list-item>
      </text:list>
      <text:p text:style-name="P45"/>
      <text:list xml:id="list170404468449679" text:continue-list="list170405176036199" text:style-name="WWNum2">
        <text:list-item>
          <text:list>
            <text:list-item>
              <text:p text:style-name="P97"><text:bookmark text:name="_1t3h5sf"/>Obiettivo del progetto</text:p>
            </text:list-item>
          </text:list>
        </text:list-item>
      </text:list>
      <text:p text:style-name="P11">Sviluppo di un servizio informatico che possa <text:span text:style-name="T17">evitare la perdita di clienti perchè la segretaria non riesce a gestirli, e automaticamente </text:span>gestire le agende degli artigiani. <text:span text:style-name="T15">Per poter gestire al meglio il carico di lavoro viene proposta una nuova modalita’ di allocazione dinamica dei clienti. La ditta garantisce riparazioni per 7 giorni alla settimana per 12 ore. La domenica pero’ e’ considerata festivo, percio’ gli interventi effettuati alla domenica sono considerati urgenti. I lavori da effettuare nella stessa giornata sono da considerarsi urgenti. Gli interventi da effettuare in una giornata piena sono considerati urgenti (entro 3 giorni dalla chiamata). </text:span></text:p>
      <text:p text:style-name="P88">Tutti gli artigiani lavorano 8 ore al giorno per 4 giorni alla settimana e due giorni lavorano in “reperibilita’” e uno e’ di festa. Nel giorno di reperibilita’ l’artigiano non può allontanarsi troppo dal luogo di lavoro/casa e deve avere il telefono sempre acceso in modo da poter essere reperibile e all’occorrenza effettuare un intervento. Tutti gli interventi straordinari vengono svolti da artigiani reperibili. </text:p>
      <text:p text:style-name="P12">Di mese in mese la segretaria prepara I turni di lavoro, dove per ogni giornata del mese definisce l’orario (reperibilità e festività) di ogni artigiano.</text:p>
      <text:p text:style-name="P13">Inoltre si considera in media che ogni artigiano riesca ad eseguire un lavoro ogni 2h circa, considerando gli spostamenti. Questa tempistica potrebbe variare al variare del tipo di lavoro, e al variare dello stato dell’intervento.</text:p>
      <text:p text:style-name="P14"><text:soft-page-break/>Con queste premesse il sistema automaticamente deve allocare per ogni giornata un massimo numero di interventi in base a quanti artigiani sono disponibili al loro orario e in base al numero di <text:s/>richieste già allocate. Ad esempio avendo due elettricisti in un dato giorno il loro orario sarà: Elettricista 1 : 8-16 ed Elettricista 2: 12-20. Supponiamo inoltre di avere già allocato 3 richieste, una per le 8, una per le 16 e una per le 14, <text:span text:style-name="T18">Se arriva una nuova richiesta la possiamo allocare nelle ore 10-16 e 18-20. Avendo infine due elettricisti, si possono allocare soltanto 10 diversi interventi elettrici in quel giorno. Inoltre ogni giornata deve avere almeno un elettricista reperibile per gestire sia le urgenze sia problemi derivati dal fatto che un lavoro duri più del dovuto.</text:span></text:p>
      <text:p text:style-name="P15">Assumiamo infine che gli artigiani si forniscano da magazzini di terze parti con cui la ditta ha un conto sempre aperto(significa che non devono pagare I pezzi ma ci pensa poi la ditta alla fine di ogni mese). <text:span text:style-name="T21">Quando vengono presi dei pezzi viene presentato all’artigiano un foglio con la lista dei pezzi dati che deve essere firmato dall’artigiano e una copia viene data a lui per promemoria.</text:span> <text:span text:style-name="T22">La ditta ha anche un accordo con I vari magazzini che I pezzi non utilizzati vengono poi ripresi dai magazzini come resi.</text:span></text:p>
      <text:list xml:id="list170404803931210" text:continue-numbering="true" text:style-name="WWNum2">
        <text:list-item>
          <text:list>
            <text:list-item>
              <text:p text:style-name="P97"><text:bookmark text:name="_4d34og8"/>Stakeholders</text:p>
            </text:list-item>
          </text:list>
        </text:list-item>
      </text:list>
      <text:list xml:id="list8336527148107526194" text:style-name="WWNum3">
        <text:list-item>
          <text:p text:style-name="P77">Amministrativo è un utente del sistema, è interessato nella parte dei pagamenti ai dipendenti e nella gestione delle fatture.</text:p>
        </text:list-item>
        <text:list-item>
          <text:p text:style-name="P77">Artigiano si occupa dell’esecuzione dell’intervento, della registrazione delle spese e della descrizione dell’intervento</text:p>
        </text:list-item>
        <text:list-item>
          <text:p text:style-name="P77">Segretaria si occupa di gestire gli interventi, facendo da mediatrice tra il cliente l’artigiano.</text:p>
        </text:list-item>
        <text:list-item>
          <text:p text:style-name="P77">Cliente è l’utilizzatore finale del servizio. Necessario massimizzare il suo grado di soddisfazione</text:p>
        </text:list-item>
      </text:list>
      <text:list xml:id="list170405804400504" text:continue-list="list170404803931210" text:style-name="WWNum2">
        <text:list-item>
          <text:p text:style-name="P96"><text:bookmark text:name="_2s8eyo1"/>User Requirement</text:p>
        </text:list-item>
      </text:list>
      <text:p text:style-name="P9"/>
      <table:table table:name="Table3" table:style-name="Table3">
        <table:table-column table:style-name="Table3.A"/>
        <table:table-column table:style-name="Table3.B"/>
        <table:table-row table:style-name="Table3.1">
          <table:table-cell table:style-name="Table3.A1" office:value-type="string">
            <text:p text:style-name="P27">PRIORITA’</text:p>
          </table:table-cell>
          <table:table-cell table:style-name="Table3.B1" office:value-type="string">
            <text:p text:style-name="P10">SIGNIFICATO</text:p>
          </table:table-cell>
        </table:table-row>
        <table:table-row table:style-name="Table3.1">
          <table:table-cell table:style-name="Table3.A1" office:value-type="string">
            <text:p text:style-name="P27">M</text:p>
          </table:table-cell>
          <table:table-cell table:style-name="Table3.B1" office:value-type="string">
            <text:p text:style-name="P9">Mandatory. Requisito Obbligatorio.</text:p>
          </table:table-cell>
        </table:table-row>
        <table:table-row table:style-name="Table3.1">
          <table:table-cell table:style-name="Table3.A1" office:value-type="string">
            <text:p text:style-name="P27">D</text:p>
          </table:table-cell>
          <table:table-cell table:style-name="Table3.B1" office:value-type="string">
            <text:p text:style-name="P57">Desiderable. Requisito che dovrebbe essere inserito nel sistema, a meno che il costo per implementarla non sia troppo alto.</text:p>
          </table:table-cell>
        </table:table-row>
        <table:table-row table:style-name="Table3.1">
          <table:table-cell table:style-name="Table3.A1" office:value-type="string">
            <text:p text:style-name="P27">O</text:p>
          </table:table-cell>
          <table:table-cell table:style-name="Table3.B1" office:value-type="string">
            <text:p text:style-name="P57">Optional. Una funzionalità marcata con O può essere inserita nel sistema, a discrezione del manager del progetto. Ad esempio se il tempo di sviluppo è minore di quello previsto oppure se il costo per implementarla non è troppo alto.</text:p>
          </table:table-cell>
        </table:table-row>
        <table:table-row table:style-name="Table3.1">
          <table:table-cell table:style-name="Table3.A1" office:value-type="string">
            <text:p text:style-name="P27">E</text:p>
          </table:table-cell>
          <table:table-cell table:style-name="Table3.B1" office:value-type="string">
            <text:p text:style-name="P9">future Enhancement. Questo requisito viene lasciato per la prossima release.</text:p>
          </table:table-cell>
        </table:table-row>
      </table:table>
      <text:p text:style-name="P9"/>
      <text:p text:style-name="P4"/>
      <text:p text:style-name="P4"><text:s text:c="5"/></text:p>
      <text:p text:style-name="Heading_20_2">Modulo 1 – Generale</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26">ID</text:p>
          </table:table-cell>
          <table:table-cell table:style-name="Table8.A1" office:value-type="string">
            <text:p text:style-name="P24">DESCRIZIONE</text:p>
          </table:table-cell>
          <table:table-cell table:style-name="Table8.C1" office:value-type="string">
            <text:p text:style-name="P24">PRIORITA’</text:p>
          </table:table-cell>
        </table:table-row>
        <table:table-row table:style-name="Table8.1">
          <table:table-cell table:style-name="Table8.A1" office:value-type="string">
            <text:p text:style-name="P21"><text:span text:style-name="T12">1</text:span>.1</text:p>
          </table:table-cell>
          <table:table-cell table:style-name="Table8.A1" office:value-type="string">
            <text:p text:style-name="P36">Assegnare ad ogni richiesta d’intervento un identificativo univoco.</text:p>
          </table:table-cell>
          <table:table-cell table:style-name="Table8.C1" office:value-type="string">
            <text:p text:style-name="P90">M</text:p>
          </table:table-cell>
        </table:table-row>
        <table:table-row table:style-name="Table8.1">
          <table:table-cell table:style-name="Table8.A3" office:value-type="string">
            <text:p text:style-name="P21"><text:span text:style-name="T12">1.</text:span>2</text:p>
          </table:table-cell>
          <table:table-cell table:style-name="Table8.A3" office:value-type="string">
            <text:p text:style-name="P28">Ricerca di un cliente </text:p>
          </table:table-cell>
          <table:table-cell table:style-name="Table8.C3" office:value-type="string">
            <text:p text:style-name="P21"/>
          </table:table-cell>
        </table:table-row>
        <table:table-row table:style-name="Table8.1">
          <table:table-cell table:style-name="Table8.A1" office:value-type="string">
            <text:p text:style-name="P17"><text:span text:style-name="T2">1</text:span><text:span text:style-name="T1">.</text:span>3</text:p>
          </table:table-cell>
          <table:table-cell table:style-name="Table8.A1" office:value-type="string">
            <text:p text:style-name="P53"/>
          </table:table-cell>
          <table:table-cell table:style-name="Table8.C1" office:value-type="string">
            <text:p text:style-name="P94">M</text:p>
          </table:table-cell>
        </table:table-row>
        <table:table-row table:style-name="Table8.1">
          <table:table-cell table:style-name="Table8.A1" office:value-type="string">
            <text:p text:style-name="P17"><text:span text:style-name="T2">1</text:span><text:span text:style-name="T1">.</text:span>4</text:p>
          </table:table-cell>
          <table:table-cell table:style-name="Table8.A1" office:value-type="string">
            <text:p text:style-name="P30">Ricerca richiesta d’intervento</text:p>
          </table:table-cell>
          <table:table-cell table:style-name="Table8.C1" office:value-type="string">
            <text:p text:style-name="P94">M</text:p>
          </table:table-cell>
        </table:table-row>
        <table:table-row table:style-name="Table8.1">
          <table:table-cell table:style-name="Table8.A1" office:value-type="string">
            <text:p text:style-name="P17"><text:span text:style-name="T12">1</text:span>.5</text:p>
          </table:table-cell>
          <table:table-cell table:style-name="Table8.A1" office:value-type="string">
            <text:p text:style-name="P54">Ricerca automatica delle fatture non pagate</text:p>
          </table:table-cell>
          <table:table-cell table:style-name="Table8.C1" office:value-type="string">
            <text:p text:style-name="P17"/>
          </table:table-cell>
        </table:table-row>
        <text:soft-page-break/>
        <table:table-row table:style-name="Table8.1">
          <table:table-cell table:style-name="Table8.A1" office:value-type="string">
            <text:p text:style-name="P30">1.6</text:p>
          </table:table-cell>
          <table:table-cell table:style-name="Table8.A1" office:value-type="string">
            <text:p text:style-name="P54"><text:span text:style-name="T25">Gestione di </text:span>una lista di interventi da effettuare per ogni giornata</text:p>
          </table:table-cell>
          <table:table-cell table:style-name="Table8.C1" office:value-type="string">
            <text:p text:style-name="P94">M</text:p>
          </table:table-cell>
        </table:table-row>
        <table:table-row table:style-name="Table8.1">
          <table:table-cell table:style-name="Table8.A3" office:value-type="string">
            <text:p text:style-name="P31">1.7</text:p>
          </table:table-cell>
          <table:table-cell table:style-name="Table8.A3" office:value-type="string">
            <text:p text:style-name="P56">Mantenere uno storico delle richieste d’intervento</text:p>
          </table:table-cell>
          <table:table-cell table:style-name="Table8.C3" office:value-type="string">
            <text:p text:style-name="P17"/>
          </table:table-cell>
        </table:table-row>
        <table:table-row table:style-name="Table8.1">
          <table:table-cell table:style-name="Table8.A3" office:value-type="string">
            <text:p text:style-name="P33">1.8</text:p>
          </table:table-cell>
          <table:table-cell table:style-name="Table8.A3" office:value-type="string">
            <text:p text:style-name="P56">Mantenere uno storico dei preventivi (accettati e non)</text:p>
          </table:table-cell>
          <table:table-cell table:style-name="Table8.C3" office:value-type="string">
            <text:p text:style-name="P17"/>
          </table:table-cell>
        </table:table-row>
        <table:table-row table:style-name="Table8.1">
          <table:table-cell table:style-name="Table8.A3" office:value-type="string">
            <text:p text:style-name="P34">1.9</text:p>
          </table:table-cell>
          <table:table-cell table:style-name="Table8.A3" office:value-type="string">
            <text:p text:style-name="P58">Il sistema deve registrare I dati di un nuovo cliente a seguito di una richiesta d’intervento.</text:p>
          </table:table-cell>
          <table:table-cell table:style-name="Table8.C3" office:value-type="string">
            <text:p text:style-name="P94">M</text:p>
          </table:table-cell>
        </table:table-row>
        <table:table-row table:style-name="Table8.1">
          <table:table-cell table:style-name="Table8.A3" office:value-type="string">
            <text:p text:style-name="P36">1.10</text:p>
          </table:table-cell>
          <table:table-cell table:style-name="Table8.A3" office:value-type="string">
            <text:p text:style-name="P66">Gestione utenti</text:p>
          </table:table-cell>
          <table:table-cell table:style-name="Table8.C3" office:value-type="string">
            <text:p text:style-name="P17"/>
          </table:table-cell>
        </table:table-row>
        <table:table-row table:style-name="Table8.1">
          <table:table-cell table:style-name="Table8.A3" office:value-type="string">
            <text:p text:style-name="P36"/>
          </table:table-cell>
          <table:table-cell table:style-name="Table8.A3" office:value-type="string">
            <text:p text:style-name="P59"/>
          </table:table-cell>
          <table:table-cell table:style-name="Table8.C3" office:value-type="string">
            <text:p text:style-name="P17"/>
          </table:table-cell>
        </table:table-row>
      </table:table>
      <text:p text:style-name="P5"/>
      <text:p text:style-name="Heading_20_2">Modulo <text:span text:style-name="T12">2</text:span> - Amministrativo</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5">ID</text:p>
          </table:table-cell>
          <table:table-cell table:style-name="Table4.A1" office:value-type="string">
            <text:p text:style-name="P23">DESCRIZIONE</text:p>
          </table:table-cell>
          <table:table-cell table:style-name="Table4.C1" office:value-type="string">
            <text:p text:style-name="P23">PRIORITA’</text:p>
          </table:table-cell>
        </table:table-row>
        <table:table-row table:style-name="Table4.1">
          <table:table-cell table:style-name="Table4.A1" office:value-type="string">
            <text:p text:style-name="P20"><text:span text:style-name="T12">2</text:span>.1</text:p>
          </table:table-cell>
          <table:table-cell table:style-name="Table4.A1" office:value-type="string">
            <text:p text:style-name="P28"><text:span text:style-name="T30">CRUD </text:span>fattura <text:span text:style-name="T20"><text:s/></text:span></text:p>
          </table:table-cell>
          <table:table-cell table:style-name="Table4.C1" office:value-type="string">
            <text:p text:style-name="P20"/>
          </table:table-cell>
        </table:table-row>
        <table:table-row table:style-name="Table4.1">
          <table:table-cell table:style-name="Table4.A1" office:value-type="string">
            <text:p text:style-name="P20"><text:span text:style-name="T12">2</text:span>.2</text:p>
          </table:table-cell>
          <table:table-cell table:style-name="Table4.A1" office:value-type="string">
            <text:p text:style-name="P16">Spedizione fattur<text:span text:style-name="T27">a</text:span> elettronic<text:span text:style-name="T27">a al cliente.</text:span></text:p>
          </table:table-cell>
          <table:table-cell table:style-name="Table4.C1" office:value-type="string">
            <text:p text:style-name="P16"/>
          </table:table-cell>
        </table:table-row>
        <table:table-row table:style-name="Table4.1">
          <table:table-cell table:style-name="Table4.A1" office:value-type="string">
            <text:p text:style-name="P16"><text:span text:style-name="T2">2</text:span><text:span text:style-name="T1">.</text:span>3</text:p>
          </table:table-cell>
          <table:table-cell table:style-name="Table4.A1" office:value-type="string">
            <text:p text:style-name="Standard">Sollecit<text:span text:style-name="T12">o</text:span> <text:span text:style-name="T12">dei </text:span>pagamenti <text:span text:style-name="T12">tramite riinvio della fattura elettronica.</text:span> </text:p>
          </table:table-cell>
          <table:table-cell table:style-name="Table4.C1" office:value-type="string">
            <text:p text:style-name="P16"/>
          </table:table-cell>
        </table:table-row>
        <table:table-row table:style-name="Table4.1">
          <table:table-cell table:style-name="Table4.A1" office:value-type="string">
            <text:p text:style-name="P16"><text:span text:style-name="T2">2</text:span><text:span text:style-name="T1">.</text:span>4</text:p>
          </table:table-cell>
          <table:table-cell table:style-name="Table4.A1" office:value-type="string">
            <text:p text:style-name="P30">Chiusura di una richiesta d’intervento (dopo che è stata pagata <text:span text:style-name="T22">la fattura</text:span>)</text:p>
          </table:table-cell>
          <table:table-cell table:style-name="Table4.C1" office:value-type="string">
            <text:p text:style-name="P16"/>
          </table:table-cell>
        </table:table-row>
        <table:table-row table:style-name="Table4.1">
          <table:table-cell table:style-name="Table4.A1" office:value-type="string">
            <text:p text:style-name="P16"><text:span text:style-name="T12">2</text:span>.5</text:p>
          </table:table-cell>
          <table:table-cell table:style-name="Table4.A1" office:value-type="string">
            <text:p text:style-name="P62">Sistema di notifiche delle richieste d’intervento non ancora chiuse da più di 7/14/21 giorni.</text:p>
          </table:table-cell>
          <table:table-cell table:style-name="Table4.C1" office:value-type="string">
            <text:p text:style-name="P16"/>
          </table:table-cell>
        </table:table-row>
      </table:table>
      <text:p text:style-name="P4"/>
      <text:p text:style-name="Heading_20_2">Modulo <text:span text:style-name="T12">3</text:span> - Artigiano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ID</text:p>
          </table:table-cell>
          <table:table-cell table:style-name="Table5.A1" office:value-type="string">
            <text:p text:style-name="P23">DESCRIZIONE</text:p>
          </table:table-cell>
          <table:table-cell table:style-name="Table5.C1" office:value-type="string">
            <text:p text:style-name="P23">PRIORITA’</text:p>
          </table:table-cell>
        </table:table-row>
        <table:table-row table:style-name="Table5.1">
          <table:table-cell table:style-name="Table5.A1" office:value-type="string">
            <text:p text:style-name="P16"><text:span text:style-name="T12">3</text:span>.1</text:p>
          </table:table-cell>
          <table:table-cell table:style-name="Table5.A1" office:value-type="string">
            <text:p text:style-name="P16">Visualizzazione <text:span text:style-name="T13">del prossimo </text:span>intervent<text:span text:style-name="T13">o</text:span> <text:span text:style-name="T13">da effettuare. </text:span></text:p>
          </table:table-cell>
          <table:table-cell table:style-name="Table5.C1" office:value-type="string">
            <text:p text:style-name="P93"/>
          </table:table-cell>
        </table:table-row>
        <table:table-row table:style-name="Table5.1">
          <table:table-cell table:style-name="Table5.A1" office:value-type="string">
            <text:p text:style-name="P16"><text:span text:style-name="T12">3</text:span>.2</text:p>
          </table:table-cell>
          <table:table-cell table:style-name="Table5.A1" office:value-type="string">
            <text:p text:style-name="P29">Visualizzazione della lista degli interventi da effettuare da parte della ditta <text:span text:style-name="T32">in un dato giorno</text:span>.</text:p>
          </table:table-cell>
          <table:table-cell table:style-name="Table5.C1" office:value-type="string">
            <text:p text:style-name="P95">M</text:p>
          </table:table-cell>
        </table:table-row>
        <table:table-row table:style-name="Table5.1">
          <table:table-cell table:style-name="Table5.A1" office:value-type="string">
            <text:p text:style-name="P16"><text:span text:style-name="T12">3</text:span>.3</text:p>
          </table:table-cell>
          <table:table-cell table:style-name="Table5.A1" office:value-type="string">
            <text:p text:style-name="P18"><text:span text:style-name="T28">CRUD</text:span> <text:span text:style-name="T28">di un </text:span>report <text:span text:style-name="T13">fine lavoro inserendo il tempo impiegato,</text:span> per risolvere il problema (se il problema è stato risolto)</text:p>
          </table:table-cell>
          <table:table-cell table:style-name="Table5.C1" office:value-type="string">
            <text:p text:style-name="P95">M</text:p>
          </table:table-cell>
        </table:table-row>
        <table:table-row table:style-name="Table5.1">
          <table:table-cell table:style-name="Table5.A1" office:value-type="string">
            <text:p text:style-name="P16"><text:span text:style-name="T12">3</text:span>.4</text:p>
          </table:table-cell>
          <table:table-cell table:style-name="Table5.A1" office:value-type="string">
            <text:p text:style-name="P89">Possibilità di indicare in un report se è andato a buon fine (intervento riuscito) oppure no, e perchè.</text:p>
          </table:table-cell>
          <table:table-cell table:style-name="Table5.C1" office:value-type="string">
            <text:p text:style-name="P95">M</text:p>
          </table:table-cell>
        </table:table-row>
        <table:table-row table:style-name="Table5.1">
          <table:table-cell table:style-name="Table5.A1" office:value-type="string">
            <text:p text:style-name="P31">3.5</text:p>
          </table:table-cell>
          <table:table-cell table:style-name="Table5.A1" office:value-type="string">
            <text:p text:style-name="P19">Notifica della presenza a lavoro (tramite gps), in modo che l’azienda possa vedere che effettivamente l’artigiano si trova sul luogo dell’intervento</text:p>
          </table:table-cell>
          <table:table-cell table:style-name="Table5.C1" office:value-type="string">
            <text:p text:style-name="P35">E</text:p>
          </table:table-cell>
        </table:table-row>
        <table:table-row table:style-name="Table5.1">
          <table:table-cell table:style-name="Table5.A1" office:value-type="string">
            <text:p text:style-name="P31">3.6</text:p>
          </table:table-cell>
          <table:table-cell table:style-name="Table5.A1" office:value-type="string">
            <text:p text:style-name="P55">Invio automatico del report all’amministrazione, una volta avvenuta la compilazione (in questo modo si è sicuri che il report venga inviato immediatamente)</text:p>
          </table:table-cell>
          <table:table-cell table:style-name="Table5.C1" office:value-type="string">
            <text:p text:style-name="P16"/>
          </table:table-cell>
        </table:table-row>
        <table:table-row table:style-name="Table5.8">
          <table:table-cell table:style-name="Table5.A1" office:value-type="string">
            <text:p text:style-name="P34">3.7</text:p>
          </table:table-cell>
          <table:table-cell table:style-name="Table5.A1" office:value-type="string">
            <text:p text:style-name="P34"/>
          </table:table-cell>
          <table:table-cell table:style-name="Table5.C1" office:value-type="string">
            <text:p text:style-name="P16"/>
          </table:table-cell>
        </table:table-row>
        <table:table-row table:style-name="Table5.1">
          <table:table-cell table:style-name="Table5.A1" office:value-type="string">
            <text:p text:style-name="P31"/>
          </table:table-cell>
          <table:table-cell table:style-name="Table5.A1" office:value-type="string">
            <text:p text:style-name="P16"/>
          </table:table-cell>
          <table:table-cell table:style-name="Table5.C1" office:value-type="string">
            <text:p text:style-name="P16"/>
          </table:table-cell>
        </table:table-row>
        <table:table-row table:style-name="Table5.1">
          <table:table-cell table:style-name="Table5.A1" office:value-type="string">
            <text:p text:style-name="P31"/>
          </table:table-cell>
          <table:table-cell table:style-name="Table5.A1" office:value-type="string">
            <text:p text:style-name="P16"/>
          </table:table-cell>
          <table:table-cell table:style-name="Table5.C1" office:value-type="string">
            <text:p text:style-name="P16"/>
          </table:table-cell>
        </table:table-row>
      </table:table>
      <text:p text:style-name="P4"/>
      <text:p text:style-name="Heading_20_2">Modulo <text:span text:style-name="T23">4</text:span> - Segretaria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9">ID</text:p>
          </table:table-cell>
          <table:table-cell table:style-name="Table6.A1" office:value-type="string">
            <text:p text:style-name="P48">DESCRIZIONE</text:p>
          </table:table-cell>
          <table:table-cell table:style-name="Table6.C1" office:value-type="string">
            <text:p text:style-name="P48">PRIORITA’</text:p>
          </table:table-cell>
        </table:table-row>
        <table:table-row table:style-name="Table6.1">
          <table:table-cell table:style-name="Table6.A1" office:value-type="string">
            <text:p text:style-name="Standard"><text:span text:style-name="T23">4</text:span>.1</text:p>
          </table:table-cell>
          <table:table-cell table:style-name="Table6.A1" office:value-type="string">
            <text:p text:style-name="Standard"><text:span text:style-name="T14">CRUD R</text:span>ichiest<text:span text:style-name="T15">a </text:span>d’intervento <text:span text:style-name="T19">(può anche crearla per un cliente che non ha internet e contatta telefonicamente la ditta)</text:span></text:p>
          </table:table-cell>
          <table:table-cell table:style-name="Table6.C1" office:value-type="string">
            <text:p text:style-name="P66">M</text:p>
          </table:table-cell>
        </table:table-row>
        <table:table-row table:style-name="Table6.1">
          <table:table-cell table:style-name="Table6.A1" office:value-type="string">
            <text:p text:style-name="Standard"><text:span text:style-name="T23">4</text:span>.2</text:p>
          </table:table-cell>
          <table:table-cell table:style-name="Table6.A1" office:value-type="string">
            <text:p text:style-name="P50">CRUD Cliente</text:p>
          </table:table-cell>
          <table:table-cell table:style-name="Table6.C1" office:value-type="string">
            <text:p text:style-name="Standard"/>
          </table:table-cell>
        </table:table-row>
        <table:table-row table:style-name="Table6.1">
          <table:table-cell table:style-name="Table6.A1" office:value-type="string">
            <text:p text:style-name="Standard"><text:span text:style-name="T23">4</text:span>.3</text:p>
          </table:table-cell>
          <table:table-cell table:style-name="Table6.A1" office:value-type="string">
            <text:p text:style-name="P54">CRUD Preventivo</text:p>
          </table:table-cell>
          <table:table-cell table:style-name="Table6.C1" office:value-type="string">
            <text:p text:style-name="Standard"/>
          </table:table-cell>
        </table:table-row>
        <table:table-row table:style-name="Table6.1">
          <table:table-cell table:style-name="Table6.A1" office:value-type="string">
            <text:p text:style-name="Standard"><text:span text:style-name="T23">4</text:span>.4</text:p>
          </table:table-cell>
          <table:table-cell table:style-name="Table6.A1" office:value-type="string">
            <text:p text:style-name="P64">CRUD Agenda <text:span text:style-name="T29">Interventi(lista di interventi giorno per giorno)</text:span></text:p>
          </table:table-cell>
          <table:table-cell table:style-name="Table6.C1" office:value-type="string">
            <text:p text:style-name="P73">M</text:p>
          </table:table-cell>
        </table:table-row>
        <table:table-row table:style-name="Table6.1">
          <table:table-cell table:style-name="Table6.A1" office:value-type="string">
            <text:p text:style-name="Standard"><text:span text:style-name="T23">4</text:span>.5</text:p>
          </table:table-cell>
          <table:table-cell table:style-name="Table6.A1" office:value-type="string">
            <text:p text:style-name="P65">CRUD Agenda Artigiani (lista degli artigiani giorno per giorno e orario) </text:p>
          </table:table-cell>
          <table:table-cell table:style-name="Table6.C1" office:value-type="string">
            <text:p text:style-name="P73">M</text:p>
          </table:table-cell>
        </table:table-row>
        <table:table-row table:style-name="Table6.1">
          <table:table-cell table:style-name="Table6.A1" office:value-type="string">
            <text:p text:style-name="Standard"><text:span text:style-name="T23">4</text:span>.6</text:p>
          </table:table-cell>
          <table:table-cell table:style-name="Table6.A1" office:value-type="string">
            <text:p text:style-name="P65">CRUD Artigiani</text:p>
          </table:table-cell>
          <table:table-cell table:style-name="Table6.C1" office:value-type="string">
            <text:p text:style-name="Standard"/>
          </table:table-cell>
        </table:table-row>
        <table:table-row table:style-name="Table6.8">
          <table:table-cell table:style-name="Table6.A1" office:value-type="string">
            <text:p text:style-name="Standard"><text:span text:style-name="T23">4</text:span>.7</text:p>
          </table:table-cell>
          <table:table-cell table:style-name="Table6.A1" office:value-type="string">
            <text:p text:style-name="P74">Per una richiesta d’intervento creare un preventivo.</text:p>
          </table:table-cell>
          <table:table-cell table:style-name="Table6.C1" office:value-type="string">
            <text:p text:style-name="P73">M</text:p>
          </table:table-cell>
        </table:table-row>
        <text:soft-page-break/>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row table:style-name="Table6.1">
          <table:table-cell table:style-name="Table6.A1" office:value-type="string">
            <text:p text:style-name="Standard"/>
          </table:table-cell>
          <table:table-cell table:style-name="Table6.A1" office:value-type="string">
            <text:p text:style-name="Standard"/>
          </table:table-cell>
          <table:table-cell table:style-name="Table6.C1" office:value-type="string">
            <text:p text:style-name="Standard"/>
          </table:table-cell>
        </table:table-row>
      </table:table>
      <text:p text:style-name="P42"/>
      <text:p text:style-name="Heading_20_2">Modulo <text:span text:style-name="T23">5</text:span> - Cliente</text:p>
      <text:p text:style-name="P42"/>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49">ID</text:p>
          </table:table-cell>
          <table:table-cell table:style-name="Table7.A1" office:value-type="string">
            <text:p text:style-name="P48">DESCRIZIONE</text:p>
          </table:table-cell>
          <table:table-cell table:style-name="Table7.C1" office:value-type="string">
            <text:p text:style-name="P48">PRIORITA’</text:p>
          </table:table-cell>
        </table:table-row>
        <table:table-row table:style-name="Table7.1">
          <table:table-cell table:style-name="Table7.A1" office:value-type="string">
            <text:p text:style-name="Standard"><text:span text:style-name="T24">5</text:span>.1</text:p>
          </table:table-cell>
          <table:table-cell table:style-name="Table7.A1" office:value-type="string">
            <text:p text:style-name="P51"><text:span text:style-name="T31">Invio</text:span> di una nuova richiesta d’intervento<text:span text:style-name="T23">(dato obbligatorio indirizzo mail valido)</text:span></text:p>
          </table:table-cell>
          <table:table-cell table:style-name="Table7.C1" office:value-type="string">
            <text:p text:style-name="P66">M</text:p>
          </table:table-cell>
        </table:table-row>
        <table:table-row table:style-name="Table7.1">
          <table:table-cell table:style-name="Table7.A1" office:value-type="string">
            <text:p text:style-name="Standard"><text:span text:style-name="T24">5</text:span>.2</text:p>
          </table:table-cell>
          <table:table-cell table:style-name="Table7.A1" office:value-type="string">
            <text:p text:style-name="P52">Accettazione/Rifiuto di un preventivo</text:p>
          </table:table-cell>
          <table:table-cell table:style-name="Table7.C1" office:value-type="string">
            <text:p text:style-name="P66">M</text:p>
          </table:table-cell>
        </table:table-row>
        <table:table-row table:style-name="Table7.1">
          <table:table-cell table:style-name="Table7.A4" office:value-type="string">
            <text:p text:style-name="Standard"><text:span text:style-name="T24">5</text:span>.3</text:p>
          </table:table-cell>
          <table:table-cell table:style-name="Table7.A4" office:value-type="string">
            <text:p text:style-name="P66">Ricerca Richiesta Intervento</text:p>
          </table:table-cell>
          <table:table-cell table:style-name="Table7.C4" office:value-type="string">
            <text:p text:style-name="P66">M</text:p>
          </table:table-cell>
        </table:table-row>
        <table:table-row table:style-name="Table7.1">
          <table:table-cell table:style-name="Table7.A1" office:value-type="string">
            <text:p text:style-name="P56"><text:span text:style-name="T24">5</text:span>.<text:span text:style-name="T24">4</text:span></text:p>
          </table:table-cell>
          <table:table-cell table:style-name="Table7.A1" office:value-type="string">
            <text:p text:style-name="Standard"><text:span text:style-name="T23">P</text:span>renotare un intervento </text:p>
          </table:table-cell>
          <table:table-cell table:style-name="Table7.C1" office:value-type="string">
            <text:p text:style-name="P67">M</text:p>
          </table:table-cell>
        </table:table-row>
        <table:table-row table:style-name="Table7.1">
          <table:table-cell table:style-name="Table7.A4" office:value-type="string">
            <text:p text:style-name="P58">5.5</text:p>
          </table:table-cell>
          <table:table-cell table:style-name="Table7.A4" office:value-type="string">
            <text:p text:style-name="P58">Prenotare un intervento con urgenza</text:p>
          </table:table-cell>
          <table:table-cell table:style-name="Table7.C4" office:value-type="string">
            <text:p text:style-name="Standard"/>
          </table:table-cell>
        </table:table-row>
        <table:table-row table:style-name="Table7.1">
          <table:table-cell table:style-name="Table7.A4" office:value-type="string">
            <text:p text:style-name="P60">5.6</text:p>
          </table:table-cell>
          <table:table-cell table:style-name="Table7.A4" office:value-type="string">
            <text:p text:style-name="P60">Valutazione di un intervento</text:p>
          </table:table-cell>
          <table:table-cell table:style-name="Table7.C4" office:value-type="string">
            <text:p text:style-name="Standard"/>
          </table:table-cell>
        </table:table-row>
        <table:table-row table:style-name="Table7.1">
          <table:table-cell table:style-name="Table7.A4" office:value-type="string">
            <text:p text:style-name="P61">5.7</text:p>
          </table:table-cell>
          <table:table-cell table:style-name="Table7.A4" office:value-type="string">
            <text:p text:style-name="P61">Possibilità di scelta di uno specifico artigiano</text:p>
          </table:table-cell>
          <table:table-cell table:style-name="Table7.C4" office:value-type="string">
            <text:p text:style-name="P61"/>
          </table:table-cell>
        </table:table-row>
        <table:table-row table:style-name="Table7.1">
          <table:table-cell table:style-name="Table7.A4" office:value-type="string">
            <text:p text:style-name="P63">5.8</text:p>
          </table:table-cell>
          <table:table-cell table:style-name="Table7.A4" office:value-type="string">
            <text:p text:style-name="P59">Possibilità di disdire un appunt<text:span text:style-name="T26">a</text:span>mento</text:p>
          </table:table-cell>
          <table:table-cell table:style-name="Table7.C4" office:value-type="string">
            <text:p text:style-name="P61"/>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9-04-09T17:04:04.255274520</dc:date>
    <meta:editing-duration>PT3H20M20S</meta:editing-duration>
    <meta:editing-cycles>50</meta:editing-cycles>
    <meta:document-statistic meta:table-count="8" meta:image-count="0" meta:object-count="0" meta:page-count="8" meta:paragraph-count="207" meta:word-count="1846" meta:character-count="11796" meta:non-whitespace-character-count="10140"/>
  </office:meta>
</office:document-meta>
</file>